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65mm"/>
    </style:style>
    <style:style style:name="co2" style:family="table-column">
      <style:table-column-properties fo:break-before="auto" style:column-width="11.84mm"/>
    </style:style>
    <style:style style:name="co3" style:family="table-column">
      <style:table-column-properties fo:break-before="auto" style:column-width="27.13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34.52mm"/>
    </style:style>
    <style:style style:name="co7" style:family="table-column">
      <style:table-column-properties fo:break-before="auto" style:column-width="24.68mm"/>
    </style:style>
    <style:style style:name="co8" style:family="table-column">
      <style:table-column-properties fo:break-before="auto" style:column-width="25.19mm"/>
    </style:style>
    <style:style style:name="co9" style:family="table-column">
      <style:table-column-properties fo:break-before="auto" style:column-width="31.54mm"/>
    </style:style>
    <style:style style:name="co10" style:family="table-column">
      <style:table-column-properties fo:break-before="auto" style:column-width="27.27mm"/>
    </style:style>
    <style:style style:name="co11" style:family="table-column">
      <style:table-column-properties fo:break-before="auto" style:column-width="26.49mm"/>
    </style:style>
    <style:style style:name="co12" style:family="table-column">
      <style:table-column-properties fo:break-before="auto" style:column-width="39.4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2018-09-01-TestResul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  <table:table-cell office:value-type="string" calcext:value-type="string">
            <text:p>i_vals</text:p>
          </table:table-cell>
          <table:table-cell office:value-type="string" calcext:value-type="string">
            <text:p>min_loss</text:p>
          </table:table-cell>
          <table:table-cell office:value-type="string" calcext:value-type="string">
            <text:p>Mean/Std</text:p>
          </table:table-cell>
          <table:table-cell office:value-type="string" calcext:value-type="string">
            <text:p>no_fold_vals</text:p>
          </table:table-cell>
          <table:table-cell table:style-name="Default" office:value-type="string" calcext:value-type="string">
            <text:p>supervised</text:p>
          </table:table-cell>
          <table:table-cell table:style-name="Default" office:value-type="string" calcext:value-type="string">
            <text:p>auxilaryEmbedding1</text:p>
          </table:table-cell>
          <table:table-cell table:style-name="Default" office:value-type="string" calcext:value-type="string">
            <text:p>auxilaryEmbedding2</text:p>
          </table:table-cell>
          <table:table-cell table:style-name="Default" office:value-type="string" calcext:value-type="string">
            <text:p>auxilaryGraph</text:p>
          </table:table-cell>
          <table:table-cell table:style-name="Default" office:value-type="string" calcext:value-type="string">
            <text:p>linkageActFun</text:p>
          </table:table-cell>
          <table:table-cell table:style-name="Default" office:value-type="string" calcext:value-type="string">
            <text:p>linkageBatchNorm</text:p>
          </table:table-cell>
          <table:table-cell office:value-type="string" calcext:value-type="string">
            <text:p>linkageNeurons</text:p>
          </table:table-cell>
          <table:table-cell office:value-type="string" calcext:value-type="string">
            <text:p>linkagePosition</text:p>
          </table:table-cell>
          <table:table-cell office:value-type="string" calcext:value-type="string">
            <text:p>reverseLinkagePos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4240684509277" calcext:value-type="float">
            <text:p>3.7424068451</text:p>
          </table:table-cell>
          <table:table-cell table:formula="of:=AVERAGE([.D2:.D6])" office:value-type="float" office:value="4.23971118927002" calcext:value-type="float">
            <text:p>4.2397111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.90883207321167" calcext:value-type="float">
            <text:p>3.9088320732</text:p>
          </table:table-cell>
          <table:table-cell table:formula="of:=STDEV([.D2:.D6])" office:value-type="float" office:value="0.391967488428238" calcext:value-type="float">
            <text:p>0.39196748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.59321594238281" calcext:value-type="float">
            <text:p>4.593215942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.57738971710205" calcext:value-type="float">
            <text:p>4.577389717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.37671136856079" calcext:value-type="float">
            <text:p>4.376711368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.22699165344238" calcext:value-type="float">
            <text:p>9.2269916534</text:p>
          </table:table-cell>
          <table:table-cell table:formula="of:=AVERAGE([.D7:.D11])" office:value-type="float" office:value="9.1671875" calcext:value-type="float">
            <text:p>9.167187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.99796485900879" calcext:value-type="float">
            <text:p>8.997964859</text:p>
          </table:table-cell>
          <table:table-cell table:formula="of:=STDEV([.D7:.D11])" office:value-type="float" office:value="0.436942724428599" calcext:value-type="float">
            <text:p>0.436942724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.28825664520264" calcext:value-type="float">
            <text:p>9.288256645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.76000118255615" calcext:value-type="float">
            <text:p>9.760001182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56272315979004" calcext:value-type="float">
            <text:p>8.562723159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.6381683349609" calcext:value-type="float">
            <text:p>14.638168335</text:p>
          </table:table-cell>
          <table:table-cell table:formula="of:=AVERAGE([.D12:.D21])" office:value-type="float" office:value="14.0218339920044" calcext:value-type="float">
            <text:p>14.02183399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.4379510879517" calcext:value-type="float">
            <text:p>13.437951088</text:p>
          </table:table-cell>
          <table:table-cell table:formula="of:=STDEV([.D12:.D21])" office:value-type="float" office:value="0.831135228962084" calcext:value-type="float">
            <text:p>0.83113522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.4375524520874" calcext:value-type="float">
            <text:p>13.437552452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.0479974746704" calcext:value-type="float">
            <text:p>13.047997474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.0318593978882" calcext:value-type="float">
            <text:p>13.031859397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.0571908950806" calcext:value-type="float">
            <text:p>14.057190895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.220664024353" calcext:value-type="float">
            <text:p>14.220664024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5.2343282699585" calcext:value-type="float">
            <text:p>15.2343282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.7999315261841" calcext:value-type="float">
            <text:p>13.799931526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5.3126964569092" calcext:value-type="float">
            <text:p>15.31269645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3171019554138" calcext:value-type="float">
            <text:p>3.2317101955</text:p>
          </table:table-cell>
          <table:table-cell table:style-name="ce1" table:formula="of:=AVERAGE([.D22:.D26])" office:value-type="float" office:value="3.60359635353088" calcext:value-type="float">
            <text:p>3.60359635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87471771240234" calcext:value-type="float">
            <text:p>2.8747177124</text:p>
          </table:table-cell>
          <table:table-cell table:style-name="ce1" table:formula="of:=STDEV([.D22:.D26])" office:value-type="float" office:value="0.524965314355" calcext:value-type="float">
            <text:p>0.5249653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.07567739486694" calcext:value-type="float">
            <text:p>4.075677394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3.83948826789856" calcext:value-type="float">
            <text:p>3.839488267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.99638819694519" calcext:value-type="float">
            <text:p>3.996388196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65390491485596" calcext:value-type="float">
            <text:p>7.6539049149</text:p>
          </table:table-cell>
          <table:table-cell table:formula="of:=AVERAGE([.D27:.D31])" office:value-type="float" office:value="7.39842205047607" calcext:value-type="float">
            <text:p>7.398422050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06470155715942" calcext:value-type="float">
            <text:p>7.0647015572</text:p>
          </table:table-cell>
          <table:table-cell table:formula="of:=STDEV([.D27:.D31])" office:value-type="float" office:value="0.77939076383743" calcext:value-type="float">
            <text:p>0.779390763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50632381439209" calcext:value-type="float">
            <text:p>6.506323814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8592319488525" calcext:value-type="float">
            <text:p>8.585923194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.18125677108765" calcext:value-type="float">
            <text:p>7.18125677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.1566486358643" calcext:value-type="float">
            <text:p>17.1566486359</text:p>
          </table:table-cell>
          <table:table-cell table:formula="of:=AVERAGE([.D32:.D41])" office:value-type="float" office:value="13.0468856811524" calcext:value-type="float">
            <text:p>13.04688568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.7981510162354" calcext:value-type="float">
            <text:p>10.7981510162</text:p>
          </table:table-cell>
          <table:table-cell table:formula="of:=STDEV([.D32:.D41])" office:value-type="float" office:value="1.80478794842389" calcext:value-type="float">
            <text:p>1.804787948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.2278261184692" calcext:value-type="float">
            <text:p>13.227826118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.0999927520752" calcext:value-type="float">
            <text:p>11.099992752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.4924297332764" calcext:value-type="float">
            <text:p>12.492429733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.8295164108276" calcext:value-type="float">
            <text:p>13.829516410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3.6777753829956" calcext:value-type="float">
            <text:p>13.67777538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3.1461849212646" calcext:value-type="float">
            <text:p>13.146184921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.608419418335" calcext:value-type="float">
            <text:p>11.608419418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.4319124221802" calcext:value-type="float">
            <text:p>13.431912422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0957355499268" calcext:value-type="float">
            <text:p>4.909573555</text:p>
          </table:table-cell>
          <table:table-cell table:formula="of:=AVERAGE([.D42:.D46])" office:value-type="float" office:value="5.42815685272217" calcext:value-type="float">
            <text:p>5.42815685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89683294296265" calcext:value-type="float">
            <text:p>4.896832943</text:p>
          </table:table-cell>
          <table:table-cell table:formula="of:=STDEV([.D42:.D46])" office:value-type="float" office:value="0.608749108595739" calcext:value-type="float">
            <text:p>0.60874910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.25023317337036" calcext:value-type="float">
            <text:p>5.250233173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.31191205978394" calcext:value-type="float">
            <text:p>6.311912059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.77223253250122" calcext:value-type="float">
            <text:p>5.772232532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95766687393189" calcext:value-type="float">
            <text:p>7.9576668739</text:p>
          </table:table-cell>
          <table:table-cell table:formula="of:=AVERAGE([.D47:.D51])" office:value-type="float" office:value="7.90566673278809" calcext:value-type="float">
            <text:p>7.90566673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17456388473511" calcext:value-type="float">
            <text:p>7.1745638847</text:p>
          </table:table-cell>
          <table:table-cell table:formula="of:=STDEV([.D47:.D51])" office:value-type="float" office:value="0.727906601543151" calcext:value-type="float">
            <text:p>0.72790660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99387454986572" calcext:value-type="float">
            <text:p>7.993874549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.0377197265625" calcext:value-type="float">
            <text:p>9.037719726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.36450862884522" calcext:value-type="float">
            <text:p>7.364508628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.7083473205566" calcext:value-type="float">
            <text:p>14.7083473206</text:p>
          </table:table-cell>
          <table:table-cell table:formula="of:=AVERAGE([.D52:.D61])" office:value-type="float" office:value="13.0584272384644" calcext:value-type="float">
            <text:p>13.058427238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9406595230103" calcext:value-type="float">
            <text:p>11.940659523</text:p>
          </table:table-cell>
          <table:table-cell table:formula="of:=STDEV([.D52:.D61])" office:value-type="float" office:value="1.54892886330335" calcext:value-type="float">
            <text:p>1.548928863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.3087425231934" calcext:value-type="float">
            <text:p>14.308742523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.9595899581909" calcext:value-type="float">
            <text:p>11.959589958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.3586597442627" calcext:value-type="float">
            <text:p>13.358659744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.6093063354492" calcext:value-type="float">
            <text:p>13.609306335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5.8611660003662" calcext:value-type="float">
            <text:p>15.86116600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.972695350647" calcext:value-type="float">
            <text:p>11.972695350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.6928911209106" calcext:value-type="float">
            <text:p>11.69289112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1.1722145080566" calcext:value-type="float">
            <text:p>11.172214508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2532172203064" calcext:value-type="float">
            <text:p>3.525321722</text:p>
          </table:table-cell>
          <table:table-cell table:formula="of:=AVERAGE([.D62:.D66])" office:value-type="float" office:value="4.30599408149719" calcext:value-type="float">
            <text:p>4.30599408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3692932128906" calcext:value-type="float">
            <text:p>4.3369293213</text:p>
          </table:table-cell>
          <table:table-cell table:formula="of:=STDEV([.D62:.D66])" office:value-type="float" office:value="0.5539490846443" calcext:value-type="float">
            <text:p>0.55394908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.03270769119263" calcext:value-type="float">
            <text:p>4.03270769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.71988916397095" calcext:value-type="float">
            <text:p>4.71988916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.91512250900269" calcext:value-type="float">
            <text:p>4.91512250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70485019683838" calcext:value-type="float">
            <text:p>7.7048501968</text:p>
          </table:table-cell>
          <table:table-cell table:formula="of:=AVERAGE([.D67:.D71])" office:value-type="float" office:value="8.51529693603516" calcext:value-type="float">
            <text:p>8.51529693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90783977508545" calcext:value-type="float">
            <text:p>7.9078397751</text:p>
          </table:table-cell>
          <table:table-cell table:formula="of:=STDEV([.D67:.D71])" office:value-type="float" office:value="0.780069522590466" calcext:value-type="float">
            <text:p>0.780069522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.30478477478027" calcext:value-type="float">
            <text:p>8.304784774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.19162654876709" calcext:value-type="float">
            <text:p>9.191626548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46738338470459" calcext:value-type="float">
            <text:p>9.467383384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.1675271987915" calcext:value-type="float">
            <text:p>13.1675271988</text:p>
          </table:table-cell>
          <table:table-cell table:formula="of:=AVERAGE([.D72:.D81])" office:value-type="float" office:value="14.3299344062805" calcext:value-type="float">
            <text:p>14.329934406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3984003067017" calcext:value-type="float">
            <text:p>11.3984003067</text:p>
          </table:table-cell>
          <table:table-cell table:formula="of:=STDEV([.D72:.D81])" office:value-type="float" office:value="1.33828612365301" calcext:value-type="float">
            <text:p>1.338286123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.1207046508789" calcext:value-type="float">
            <text:p>14.12070465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.4141273498535" calcext:value-type="float">
            <text:p>15.414127349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.7042140960693" calcext:value-type="float">
            <text:p>13.704214096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.2532911300659" calcext:value-type="float">
            <text:p>14.253291130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.8490972518921" calcext:value-type="float">
            <text:p>14.849097251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5.5092267990112" calcext:value-type="float">
            <text:p>15.50922679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.9795980453491" calcext:value-type="float">
            <text:p>14.979598045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5.9031572341919" calcext:value-type="float">
            <text:p>15.903157234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0456500053406" calcext:value-type="float">
            <text:p>3.5045650005</text:p>
          </table:table-cell>
          <table:table-cell table:formula="of:=AVERAGE([.D82:.D86])" office:value-type="float" office:value="3.90983762741089" calcext:value-type="float">
            <text:p>3.90983762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.75196623802185" calcext:value-type="float">
            <text:p>3.751966238</text:p>
          </table:table-cell>
          <table:table-cell table:formula="of:=STDEV([.D82:.D86])" office:value-type="float" office:value="0.397085247906876" calcext:value-type="float">
            <text:p>0.39708524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.43779230117798" calcext:value-type="float">
            <text:p>4.43779230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.21219730377197" calcext:value-type="float">
            <text:p>4.212197303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.64266729354858" calcext:value-type="float">
            <text:p>3.642667293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33670282363892" calcext:value-type="float">
            <text:p>7.3367028236</text:p>
          </table:table-cell>
          <table:table-cell table:formula="of:=AVERAGE([.D87:.D91])" office:value-type="float" office:value="7.2882290840149" calcext:value-type="float">
            <text:p>7.28822908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43587636947632" calcext:value-type="float">
            <text:p>6.4358763695</text:p>
          </table:table-cell>
          <table:table-cell table:formula="of:=STDEV([.D87:.D91])" office:value-type="float" office:value="1.21034616519968" calcext:value-type="float">
            <text:p>1.210346165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490629196167" calcext:value-type="float">
            <text:p>6.349062919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.32803249359131" calcext:value-type="float">
            <text:p>9.328032493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.99147081375122" calcext:value-type="float">
            <text:p>6.991470813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.5756940841675" calcext:value-type="float">
            <text:p>14.5756940842</text:p>
          </table:table-cell>
          <table:table-cell table:formula="of:=AVERAGE([.D92:.D101])" office:value-type="float" office:value="12.1561848640442" calcext:value-type="float">
            <text:p>12.15618486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.1090803146362" calcext:value-type="float">
            <text:p>10.1090803146</text:p>
          </table:table-cell>
          <table:table-cell table:formula="of:=STDEV([.D92:.D101])" office:value-type="float" office:value="1.18315482262604" calcext:value-type="float">
            <text:p>1.183154822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.3279809951782" calcext:value-type="float">
            <text:p>13.327980995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.6020307540894" calcext:value-type="float">
            <text:p>11.602030754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.2320261001587" calcext:value-type="float">
            <text:p>12.232026100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.4439172744751" calcext:value-type="float">
            <text:p>11.443917274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.1321821212769" calcext:value-type="float">
            <text:p>12.132182121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.6153345108032" calcext:value-type="float">
            <text:p>11.615334510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.1112003326416" calcext:value-type="float">
            <text:p>12.111200332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.4124021530151" calcext:value-type="float">
            <text:p>12.41240215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8561906814575" calcext:value-type="float">
            <text:p>3.9856190681</text:p>
          </table:table-cell>
          <table:table-cell table:formula="of:=AVERAGE([.D102:.D106])" office:value-type="float" office:value="4.76634521484375" calcext:value-type="float">
            <text:p>4.7663452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53484869003296" calcext:value-type="float">
            <text:p>4.53484869</text:p>
          </table:table-cell>
          <table:table-cell table:formula="of:=STDEV([.D102:.D106])" office:value-type="float" office:value="0.537464773468891" calcext:value-type="float">
            <text:p>0.53746477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.3884015083313" calcext:value-type="float">
            <text:p>5.388401508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.84043121337891" calcext:value-type="float">
            <text:p>4.840431213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.08242559432983" calcext:value-type="float">
            <text:p>5.082425594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05229759216309" calcext:value-type="float">
            <text:p>7.0522975922</text:p>
          </table:table-cell>
          <table:table-cell table:formula="of:=AVERAGE([.D107:.D111])" office:value-type="float" office:value="7.24805965423584" calcext:value-type="float">
            <text:p>7.248059654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87074995040894" calcext:value-type="float">
            <text:p>6.8707499504</text:p>
          </table:table-cell>
          <table:table-cell table:formula="of:=STDEV([.D107:.D111])" office:value-type="float" office:value="0.377984858668691" calcext:value-type="float">
            <text:p>0.377984858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056679725647" calcext:value-type="float">
            <text:p>7.205667972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.87171077728272" calcext:value-type="float">
            <text:p>7.871710777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.23987197875977" calcext:value-type="float">
            <text:p>7.239871978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.1010665893555" calcext:value-type="float">
            <text:p>13.1010665894</text:p>
          </table:table-cell>
          <table:table-cell table:formula="of:=AVERAGE([.D112:.D121])" office:value-type="float" office:value="11.4400610923767" calcext:value-type="float">
            <text:p>11.440061092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.086314201355" calcext:value-type="float">
            <text:p>10.0863142014</text:p>
          </table:table-cell>
          <table:table-cell table:formula="of:=STDEV([.D112:.D121])" office:value-type="float" office:value="1.11426298303825" calcext:value-type="float">
            <text:p>1.11426298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.86148452758789" calcext:value-type="float">
            <text:p>9.861484527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.7542409896851" calcext:value-type="float">
            <text:p>12.754240989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.1878004074097" calcext:value-type="float">
            <text:p>12.187800407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.1428642272949" calcext:value-type="float">
            <text:p>12.142864227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1.3938913345337" calcext:value-type="float">
            <text:p>11.393891334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.1175661087036" calcext:value-type="float">
            <text:p>11.117566108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.3429040908813" calcext:value-type="float">
            <text:p>10.34290409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1.4124784469605" calcext:value-type="float">
            <text:p>11.41247844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2843217849731" calcext:value-type="float">
            <text:p>4.2284321785</text:p>
          </table:table-cell>
          <table:table-cell table:formula="of:=AVERAGE([.D122:.D126])" office:value-type="float" office:value="4.51170558929443" calcext:value-type="float">
            <text:p>4.5117055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877124786377" calcext:value-type="float">
            <text:p>4.3877124786</text:p>
          </table:table-cell>
          <table:table-cell table:formula="of:=STDEV([.D122:.D126])" office:value-type="float" office:value="0.227571926258209" calcext:value-type="float">
            <text:p>0.22757192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.58013153076172" calcext:value-type="float">
            <text:p>4.580131530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.52388525009155" calcext:value-type="float">
            <text:p>4.523885250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.83836650848389" calcext:value-type="float">
            <text:p>4.838366508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77214050292969" calcext:value-type="float">
            <text:p>7.7721405029</text:p>
          </table:table-cell>
          <table:table-cell table:formula="of:=AVERAGE([.D127:.D131])" office:value-type="float" office:value="7.54557628631592" calcext:value-type="float">
            <text:p>7.545576286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12460422515869" calcext:value-type="float">
            <text:p>7.1246042252</text:p>
          </table:table-cell>
          <table:table-cell table:formula="of:=STDEV([.D127:.D131])" office:value-type="float" office:value="0.61456901948801" calcext:value-type="float">
            <text:p>0.614569019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7540159225464" calcext:value-type="float">
            <text:p>7.275401592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1993179321289" calcext:value-type="float">
            <text:p>8.519931793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.03580331802368" calcext:value-type="float">
            <text:p>7.03580331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.3558330535889" calcext:value-type="float">
            <text:p>14.3558330536</text:p>
          </table:table-cell>
          <table:table-cell table:formula="of:=AVERAGE([.D132:.D141])" office:value-type="float" office:value="11.7561288833618" calcext:value-type="float">
            <text:p>11.756128883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5012245178223" calcext:value-type="float">
            <text:p>11.5012245178</text:p>
          </table:table-cell>
          <table:table-cell table:formula="of:=STDEV([.D132:.D141])" office:value-type="float" office:value="1.06091326470602" calcext:value-type="float">
            <text:p>1.060913264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.3209590911865" calcext:value-type="float">
            <text:p>11.32095909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.631160736084" calcext:value-type="float">
            <text:p>11.631160736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.3539876937866" calcext:value-type="float">
            <text:p>11.353987693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.5013570785522" calcext:value-type="float">
            <text:p>10.501357078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1.9643154144287" calcext:value-type="float">
            <text:p>11.964315414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.9277744293213" calcext:value-type="float">
            <text:p>11.927774429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.7395763397217" calcext:value-type="float">
            <text:p>10.739576339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.265100479126" calcext:value-type="float">
            <text:p>12.265100479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132219314575" calcext:value-type="float">
            <text:p>3.8313221931</text:p>
          </table:table-cell>
          <table:table-cell table:formula="of:=AVERAGE([.D142:.D146])" office:value-type="float" office:value="3.80919766426086" calcext:value-type="float">
            <text:p>3.80919766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Both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.49379515647888" calcext:value-type="float">
            <text:p>3.4937951565</text:p>
          </table:table-cell>
          <table:table-cell table:formula="of:=STDEV([.D142:.D146])" office:value-type="float" office:value="0.198267601289685" calcext:value-type="float">
            <text:p>0.1982676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Both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.79902672767639" calcext:value-type="float">
            <text:p>3.799026727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Both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.03551387786865" calcext:value-type="float">
            <text:p>4.035513877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Both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.88633036613464" calcext:value-type="float">
            <text:p>3.886330366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00160551071167" calcext:value-type="float">
            <text:p>7.0016055107</text:p>
          </table:table-cell>
          <table:table-cell table:style-name="ce1" table:formula="of:=AVERAGE([.D147:.D151])" office:value-type="float" office:value="7.09797992706299" calcext:value-type="float">
            <text:p>7.097979927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60245609283447" calcext:value-type="float">
            <text:p>6.6024560928</text:p>
          </table:table-cell>
          <table:table-cell table:style-name="ce1" table:formula="of:=STDEV([.D147:.D151])" office:value-type="float" office:value="0.768311156813464" calcext:value-type="float">
            <text:p>0.768311156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77771234512329" calcext:value-type="float">
            <text:p>6.777712345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445068359375" calcext:value-type="float">
            <text:p>8.445068359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.66305732727051" calcext:value-type="float">
            <text:p>6.663057327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.2695894241333" calcext:value-type="float">
            <text:p>13.2695894241</text:p>
          </table:table-cell>
          <table:table-cell table:style-name="ce1" table:formula="of:=AVERAGE([.D152:.D161])" office:value-type="float" office:value="11.3741209030151" calcext:value-type="float">
            <text:p>11.37412090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76530647277832" calcext:value-type="float">
            <text:p>9.7653064728</text:p>
          </table:table-cell>
          <table:table-cell table:style-name="ce1" table:formula="of:=STDEV([.D152:.D161])" office:value-type="float" office:value="0.975106103011297" calcext:value-type="float">
            <text:p>0.97510610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6348886489868" calcext:value-type="float">
            <text:p>10.63488864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.2963676452637" calcext:value-type="float">
            <text:p>11.296367645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.4780235290527" calcext:value-type="float">
            <text:p>11.478023529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.460334777832" calcext:value-type="float">
            <text:p>10.460334777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1.8914318084717" calcext:value-type="float">
            <text:p>11.891431808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.1272468566895" calcext:value-type="float">
            <text:p>12.127246856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.1436347961426" calcext:value-type="float">
            <text:p>11.143634796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1.6743850708008" calcext:value-type="float">
            <text:p>11.674385070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Bot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2349281311035" calcext:value-type="float">
            <text:p>4.0234928131</text:p>
          </table:table-cell>
          <table:table-cell table:formula="of:=AVERAGE([.D162:.D166])" office:value-type="float" office:value="4.16006674766541" calcext:value-type="float">
            <text:p>4.16006674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.65987253189087" calcext:value-type="float">
            <text:p>3.6598725319</text:p>
          </table:table-cell>
          <table:table-cell table:formula="of:=STDEV([.D162:.D166])" office:value-type="float" office:value="0.705965924329158" calcext:value-type="float">
            <text:p>0.7059659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.49407553672791" calcext:value-type="float">
            <text:p>3.494075536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5.27651071548462" calcext:value-type="float">
            <text:p>5.276510715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.34638214111328" calcext:value-type="float">
            <text:p>4.346382141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.32269954681397" calcext:value-type="float">
            <text:p>8.3226995468</text:p>
          </table:table-cell>
          <table:table-cell table:formula="of:=AVERAGE([.D167:.D171])" office:value-type="float" office:value="7.58760871887207" calcext:value-type="float">
            <text:p>7.587608718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41801834106445" calcext:value-type="float">
            <text:p>7.4180183411</text:p>
          </table:table-cell>
          <table:table-cell table:formula="of:=STDEV([.D167:.D171])" office:value-type="float" office:value="0.556473541638853" calcext:value-type="float">
            <text:p>0.55647354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86051607131958" calcext:value-type="float">
            <text:p>6.860516071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.92120122909546" calcext:value-type="float">
            <text:p>7.921201229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.41560840606689" calcext:value-type="float">
            <text:p>7.415608406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.9976472854614" calcext:value-type="float">
            <text:p>11.9976472855</text:p>
          </table:table-cell>
          <table:table-cell table:formula="of:=AVERAGE([.D172:.D181])" office:value-type="float" office:value="11.7680924415588" calcext:value-type="float">
            <text:p>11.76809244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277437210083" calcext:value-type="float">
            <text:p>11.2774372101</text:p>
          </table:table-cell>
          <table:table-cell table:formula="of:=STDEV([.D172:.D181])" office:value-type="float" office:value="0.948866318359946" calcext:value-type="float">
            <text:p>0.948866318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6783990859985" calcext:value-type="float">
            <text:p>12.67839908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.1156711578369" calcext:value-type="float">
            <text:p>11.115671157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.3519134521484" calcext:value-type="float">
            <text:p>11.351913452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.495493888855" calcext:value-type="float">
            <text:p>10.495493888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3.3076658248901" calcext:value-type="float">
            <text:p>13.307665824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.1726789474487" calcext:value-type="float">
            <text:p>12.172678947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.5939407348633" calcext:value-type="float">
            <text:p>10.593940734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.6900768280029" calcext:value-type="float">
            <text:p>12.69007682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 style:data-style-name="N2" text:time-value="17:47:27.023959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1T17:51:54.485325047</dc:date>
    <meta:editing-duration>PT7M16S</meta:editing-duration>
    <meta:editing-cycles>3</meta:editing-cycles>
    <meta:generator>LibreOffice/5.1.6.2$Linux_X86_64 LibreOffice_project/10m0$Build-2</meta:generator>
    <meta:document-statistic meta:table-count="1" meta:cell-count="2236" meta:object-count="0"/>
  </office:meta>
</office:document-meta>
</file>